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svg:stroke-color="#000000" draw:fill="none" draw:fill-color="#000000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fill-color="#ffffff" draw:textarea-horizontal-align="justify" draw:textarea-vertical-align="middle" draw:auto-grow-height="false" fo:min-height="0.138cm" fo:min-width="0cm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Ultrafine_20_Dashed" svg:stroke-width="0.025cm" svg:stroke-color="#000000" draw:fill="none" draw:fill-color="#ffffff" draw:textarea-vertical-align="middle" draw:auto-grow-height="false" fo:min-height="2.144cm" fo:min-width="0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25cm" svg:stroke-color="#000000" draw:fill="none" draw:fill-color="#ffffff" draw:auto-grow-width="true" fo:min-height="0.404cm" fo:min-width="0.747cm" fo:padding-top="0cm" fo:padding-bottom="0cm" fo:padding-left="0cm" fo:padding-right="0cm"/>
    </style:style>
    <style:style style:name="gr7" style:family="graphic" style:parent-style-name="objectwithoutfill">
      <style:graphic-properties svg:stroke-width="0.025cm" svg:stroke-color="#000000" draw:marker-end="Arrow" draw:marker-end-width="0.127cm" draw:fill="none" draw:fill-color="#ffffff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404cm" fo:min-width="1.101cm" fo:padding-top="0cm" fo:padding-bottom="0cm" fo:padding-left="0cm" fo:padding-right="0cm"/>
    </style:style>
    <style:style style:name="gr9" style:family="graphic" style:parent-style-name="objectwithoutfill">
      <style:graphic-properties svg:stroke-width="0.025cm" svg:stroke-color="#000000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fill-color="#ffffff" draw:textarea-horizontal-align="justify" draw:textarea-vertical-align="middle" draw:auto-grow-height="false" fo:min-height="0cm" fo:min-width="1.169cm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000000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404cm" fo:min-width="1.16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fill="hatch" draw:fill-color="#dddddd" draw:fill-hatch-name="Hatching_20_1" draw:fill-hatch-solid="fals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000000" draw:fill-color="#ffffff" draw:textarea-horizontal-align="justify" draw:textarea-vertical-align="middle" draw:auto-grow-height="false" fo:min-height="0cm" fo:min-width="0.229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404cm" fo:min-width="0.846cm" fo:padding-top="0cm" fo:padding-bottom="0cm" fo:padding-left="0cm" fo:padding-right="0cm"/>
    </style:style>
    <style:style style:name="gr16" style:family="graphic" style:parent-style-name="standard">
      <style:graphic-properties draw:stroke="dash" draw:stroke-dash="Ultrafine_20_Dashed" svg:stroke-width="0.025cm" svg:stroke-color="#000000" draw:fill-color="#ffffff" draw:textarea-horizontal-align="justify" draw:textarea-vertical-align="middle" draw:auto-grow-height="false" fo:min-height="0.487cm" fo:min-width="1.461cm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fill="none" draw:fill-color="#ffffff" draw:textarea-vertical-align="middle" draw:auto-grow-height="false" fo:min-height="0.005cm" fo:min-width="0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width="0.025cm" svg:stroke-color="#000000" draw:fill="solid" draw:fill-color="#ffffff" draw:textarea-horizontal-align="left" draw:auto-grow-height="true" draw:auto-grow-width="true" fo:min-height="0.404cm" fo:min-width="0.708cm" fo:padding-top="0cm" fo:padding-bottom="0cm" fo:padding-left="0cm" fo:padding-right="0cm"/>
    </style:style>
    <style:style style:name="gr19" style:family="graphic" style:parent-style-name="standard">
      <style:graphic-properties draw:stroke="none" svg:stroke-width="0.025cm" svg:stroke-color="#000000" draw:fill="solid" draw:fill-color="#ffffff" draw:textarea-horizontal-align="left" draw:auto-grow-height="true" draw:auto-grow-width="true" fo:min-height="0.404cm" fo:min-width="2.007cm" fo:padding-top="0cm" fo:padding-bottom="0cm" fo:padding-left="0cm" fo:padding-right="0cm"/>
    </style:style>
    <style:style style:name="gr20" style:family="graphic" style:parent-style-name="standard">
      <style:graphic-properties draw:stroke="none" svg:stroke-width="0.025cm" svg:stroke-color="#000000" draw:fill="solid" draw:fill-color="#ffffff" draw:textarea-horizontal-align="left" draw:auto-grow-height="true" draw:auto-grow-width="true" fo:min-height="0.404cm" fo:min-width="1.841cm" fo:padding-top="0cm" fo:padding-bottom="0cm" fo:padding-left="0cm" fo:padding-right="0cm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hatch" draw:fill-color="#dddddd" draw:fill-hatch-name="Hatching_20_1" draw:fill-hatch-solid="fals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Arial1" fo:font-size="10pt" style:font-name-asian="Arial1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23cm" svg:y1="0.737cm" svg:x2="4.323cm" svg:y2="3.533cm">
          <text:p/>
        </draw:line>
        <draw:line draw:style-name="gr2" draw:text-style-name="P1" draw:layer="layout" svg:x1="2.695cm" svg:y1="1.378cm" svg:x2="2.695cm" svg:y2="3.41cm">
          <text:p/>
        </draw:line>
        <draw:line draw:style-name="gr3" draw:text-style-name="P2" draw:layer="layout" svg:x1="2.59cm" svg:y1="1.378cm" svg:x2="2.801cm" svg:y2="1.378cm">
          <text:p/>
        </draw:line>
        <draw:line draw:style-name="gr3" draw:text-style-name="P2" draw:layer="layout" svg:x1="2.59cm" svg:y1="3.41cm" svg:x2="2.801cm" svg:y2="3.41cm">
          <text:p/>
        </draw:line>
        <draw:line draw:style-name="gr3" draw:text-style-name="P2" draw:layer="layout" svg:x1="2.53cm" svg:y1="1.491cm" svg:x2="2.53cm" svg:y2="1.723cm">
          <text:p/>
        </draw:line>
        <draw:line draw:style-name="gr3" draw:text-style-name="P2" draw:layer="layout" svg:x1="2.53cm" svg:y1="1.875cm" svg:x2="2.53cm" svg:y2="2.107cm">
          <text:p/>
        </draw:line>
        <draw:line draw:style-name="gr3" draw:text-style-name="P2" draw:layer="layout" svg:x1="2.53cm" svg:y1="2.259cm" svg:x2="2.53cm" svg:y2="2.491cm">
          <text:p/>
        </draw:line>
        <draw:line draw:style-name="gr3" draw:text-style-name="P2" draw:layer="layout" svg:x1="2.53cm" svg:y1="2.643cm" svg:x2="2.53cm" svg:y2="2.875cm">
          <text:p/>
        </draw:line>
        <draw:line draw:style-name="gr3" draw:text-style-name="P2" draw:layer="layout" svg:x1="2.53cm" svg:y1="3.027cm" svg:x2="2.53cm" svg:y2="3.259cm">
          <text:p/>
        </draw:line>
        <draw:custom-shape draw:style-name="gr4" draw:text-style-name="P3" xml:id="id2" draw:id="id2" draw:layer="layout" svg:width="0.243cm" svg:height="0.412cm" svg:x="2.573cm" svg:y="0.8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85cm" svg:height="2.55cm" svg:x="2.976cm" svg:y="0.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0.747cm" svg:height="0.404cm" svg:x="0.185cm" svg:y="1.052cm">
          <draw:text-box>
            <text:p><text:span text:style-name="T1">write</text:span></text:p>
          </draw:text-box>
        </draw:frame>
        <draw:frame draw:style-name="gr6" draw:text-style-name="P5" draw:layer="layout" svg:width="0.747cm" svg:height="0.404cm" svg:x="0.186cm" svg:y="1.552cm">
          <draw:text-box>
            <text:p><text:span text:style-name="T1">write</text:span></text:p>
          </draw:text-box>
        </draw:frame>
        <draw:frame draw:style-name="gr6" draw:text-style-name="P5" draw:layer="layout" svg:width="0.747cm" svg:height="0.404cm" svg:x="0.187cm" svg:y="2.052cm">
          <draw:text-box>
            <text:p><text:span text:style-name="T1">write</text:span></text:p>
          </draw:text-box>
        </draw:frame>
        <draw:frame draw:style-name="gr6" draw:text-style-name="P5" draw:layer="layout" svg:width="0.747cm" svg:height="0.404cm" svg:x="0.188cm" svg:y="2.552cm">
          <draw:text-box>
            <text:p><text:span text:style-name="T1">write</text:span></text:p>
          </draw:text-box>
        </draw:frame>
        <draw:frame draw:style-name="gr6" draw:text-style-name="P5" draw:layer="layout" svg:width="0.747cm" svg:height="0.404cm" svg:x="0.189cm" svg:y="3.052cm">
          <draw:text-box>
            <text:p><text:span text:style-name="T1">write</text:span></text:p>
          </draw:text-box>
        </draw:frame>
        <draw:line draw:style-name="gr7" draw:text-style-name="P6" draw:layer="layout" svg:x1="1.017cm" svg:y1="1.314cm" svg:x2="2.425cm" svg:y2="1.621cm">
          <text:p/>
        </draw:line>
        <draw:line draw:style-name="gr7" draw:text-style-name="P6" draw:layer="layout" svg:x1="1.017cm" svg:y1="1.781cm" svg:x2="2.446cm" svg:y2="2.023cm">
          <text:p/>
        </draw:line>
        <draw:line draw:style-name="gr7" draw:text-style-name="P6" draw:layer="layout" svg:x1="1.017cm" svg:y1="2.269cm" svg:x2="2.425cm" svg:y2="2.373cm">
          <text:p/>
        </draw:line>
        <draw:line draw:style-name="gr7" draw:text-style-name="P6" draw:layer="layout" svg:x1="1.017cm" svg:y1="2.757cm" svg:x2="2.436cm" svg:y2="2.785cm">
          <text:p/>
        </draw:line>
        <draw:line draw:style-name="gr7" draw:text-style-name="P6" draw:layer="layout" svg:x1="1.022cm" svg:y1="3.238cm" svg:x2="2.414cm" svg:y2="3.166cm">
          <text:p/>
        </draw:line>
        <draw:frame draw:style-name="gr8" draw:text-style-name="P5" xml:id="id1" draw:id="id1" draw:layer="layout" svg:width="1.101cm" svg:height="0.404cm" svg:x="1.039cm" svg:y="0.097cm">
          <draw:text-box>
            <text:p><text:span text:style-name="T1">header</text:span></text:p>
          </draw:text-box>
        </draw:frame>
        <draw:connector draw:style-name="gr9" draw:text-style-name="P6" draw:layer="layout" draw:type="curve" svg:x1="1.589cm" svg:y1="0.501cm" svg:x2="2.573cm" svg:y2="1.045cm" draw:start-shape="id1" draw:start-glue-point="2" draw:end-shape="id2" draw:end-glue-point="3" svg:d="M1589 501c0 363 328 544 984 544" svg:viewBox="0 0 985 545">
          <text:p/>
        </draw:connector>
        <draw:g>
          <draw:custom-shape draw:style-name="gr10" draw:text-style-name="P7" draw:layer="layout" svg:width="1.693cm" svg:height="0.254cm" svg:x="5.643cm" svg:y="1.96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286cm" svg:height="0.254cm" svg:x="5.35cm" svg:y="1.962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5" draw:layer="layout" svg:width="1.684cm" svg:height="0.678cm" svg:x="5.148cm" svg:y="1.328cm">
          <draw:text-box>
            <text:p><text:span text:style-name="T1">obj.005</text:span></text:p>
          </draw:text-box>
        </draw:frame>
        <draw:g>
          <draw:custom-shape draw:style-name="gr10" draw:text-style-name="P7" draw:layer="layout" svg:width="1.693cm" svg:height="0.254cm" svg:x="8.043cm" svg:y="1.96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286cm" svg:height="0.254cm" svg:x="7.75cm" svg:y="1.96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0.286cm" svg:height="0.254cm" svg:x="8.432cm" svg:y="1.962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5" draw:layer="layout" svg:width="1.684cm" svg:height="0.678cm" svg:x="7.548cm" svg:y="1.328cm">
          <draw:text-box>
            <text:p><text:span text:style-name="T1">obj.004</text:span></text:p>
          </draw:text-box>
        </draw:frame>
        <draw:g>
          <draw:custom-shape draw:style-name="gr10" draw:text-style-name="P7" draw:layer="layout" svg:width="1.693cm" svg:height="0.254cm" svg:x="10.449cm" svg:y="1.96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286cm" svg:height="0.254cm" svg:x="10.156cm" svg:y="1.969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5" draw:layer="layout" svg:width="1.684cm" svg:height="0.678cm" svg:x="9.954cm" svg:y="1.335cm">
          <draw:text-box>
            <text:p><text:span text:style-name="T1">obj.003</text:span></text:p>
          </draw:text-box>
        </draw:frame>
        <draw:custom-shape draw:style-name="gr14" draw:text-style-name="P7" draw:layer="layout" svg:width="0.86cm" svg:height="0.347cm" svg:x="3.885cm" svg:y="1.9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5" draw:layer="layout" svg:width="0.846cm" svg:height="0.404cm" svg:x="1.092cm" svg:y="3.969cm">
          <draw:text-box>
            <text:p><text:span text:style-name="T1">vLBA</text:span></text:p>
          </draw:text-box>
        </draw:frame>
        <draw:custom-shape draw:style-name="gr16" draw:text-style-name="P7" draw:layer="layout" svg:width="2.067cm" svg:height="0.843cm" svg:x="2.057cm" svg:y="4.016cm">
          <text:p text:style-name="P9"><text:span text:style-name="T1">object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747cm" svg:height="0.404cm" svg:x="0.19cm" svg:y="4.452cm">
          <draw:text-box>
            <text:p><text:span text:style-name="T1">read</text:span></text:p>
          </draw:text-box>
        </draw:frame>
        <draw:line draw:style-name="gr7" draw:text-style-name="P6" draw:layer="layout" svg:x1="0.971cm" svg:y1="4.65cm" svg:x2="2.073cm" svg:y2="4.474cm">
          <text:p/>
        </draw:line>
        <draw:line draw:style-name="gr7" draw:text-style-name="P6" draw:layer="layout" svg:x1="4.173cm" svg:y1="4.46cm" svg:x2="6.11cm" svg:y2="4.425cm">
          <text:p/>
        </draw:line>
        <draw:line draw:style-name="gr7" draw:text-style-name="P6" draw:layer="layout" svg:x1="7.801cm" svg:y1="2.341cm" svg:x2="8.453cm" svg:y2="2.341cm">
          <text:p/>
        </draw:line>
        <draw:custom-shape draw:style-name="gr17" draw:text-style-name="P6" draw:layer="layout" svg:width="0.17cm" svg:height="0.293cm" draw:transform="rotate (-1.5707963267949) translate (8.714cm 2.17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10" draw:layer="layout" svg:width="0.708cm" svg:height="0.404cm" svg:x="3.933cm" svg:y="1.469cm">
          <draw:text-box>
            <text:p><text:span text:style-name="T1">PUT</text:span></text:p>
          </draw:text-box>
        </draw:frame>
        <draw:frame draw:style-name="gr19" draw:text-style-name="P10" draw:layer="layout" svg:width="2.007cm" svg:height="0.404cm" svg:x="4.119cm" svg:y="3.969cm">
          <draw:text-box>
            <text:p><text:span text:style-name="T1">object+offset</text:span></text:p>
          </draw:text-box>
        </draw:frame>
        <draw:line draw:style-name="gr7" draw:text-style-name="P6" draw:layer="layout" svg:x1="6.287cm" svg:y1="4.392cm" svg:x2="8.019cm" svg:y2="2.537cm">
          <text:p/>
        </draw:line>
        <draw:frame draw:style-name="gr20" draw:text-style-name="P10" draw:layer="layout" svg:width="1.844cm" svg:height="0.404cm" svg:x="6.524cm" svg:y="3.092cm">
          <draw:text-box>
            <text:p><text:span text:style-name="T1">GET </text:span><text:span text:style-name="T2">(range)</text:span></text:p>
          </draw:text-box>
        </draw:frame>
        <draw:frame draw:style-name="gr12" draw:text-style-name="P5" draw:layer="layout" svg:width="3.737cm" svg:height="0.678cm" svg:x="2.644cm" svg:y="0cm">
          <draw:text-box>
            <text:p><text:span text:style-name="T3">←</text:span><text:span text:style-name="T3">client <text:s/>| <text:s/>remote 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single" draw:color="#000000" draw:distance="0.051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0T18:34:23.560822920</meta:creation-date>
    <dc:date>2022-03-10T17:13:55.483275965</dc:date>
    <meta:editing-duration>PT2H1M39S</meta:editing-duration>
    <meta:editing-cycles>7</meta:editing-cycles>
    <meta:generator>NeoOffice/3.2017.32$MacOSX_X86_64 NeoOffice_project/0</meta:generator>
    <meta:document-statistic meta:object-count="49"/>
  </office:meta>
</office:document-meta>
</file>